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399cm" table:align="left"/>
    </style:style>
    <style:style style:name="Tabella1.A" style:family="table-column">
      <style:table-column-properties style:column-width="3.2cm"/>
    </style:style>
    <style:style style:name="Tabella1.1" style:family="table-row">
      <style:table-row-properties style:row-height="0.6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5cm" table:align="margins"/>
    </style:style>
    <style:style style:name="Tabella2.A" style:family="table-column">
      <style:table-column-properties style:column-width="8.5cm" style:rel-column-width="65535*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row-height="1.501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 style:master-page-name="">
      <style:table-properties style:width="16.983cm" style:page-number="auto" table:align="right"/>
    </style:style>
    <style:style style:name="Tabella3.A" style:family="table-column">
      <style:table-column-properties style:column-width="2.101cm"/>
    </style:style>
    <style:style style:name="Tabella3.B" style:family="table-column">
      <style:table-column-properties style:column-width="5.274cm"/>
    </style:style>
    <style:style style:name="Tabella3.C" style:family="table-column">
      <style:table-column-properties style:column-width="0.48cm"/>
    </style:style>
    <style:style style:name="Tabella3.D" style:family="table-column">
      <style:table-column-properties style:column-width="2.332cm"/>
    </style:style>
    <style:style style:name="Tabella3.F" style:family="table-column">
      <style:table-column-properties style:column-width="1.289cm"/>
    </style:style>
    <style:style style:name="Tabella3.G" style:family="table-column">
      <style:table-column-properties style:column-width="2.514cm"/>
    </style:style>
    <style:style style:name="Tabella3.H" style:family="table-column">
      <style:table-column-properties style:column-width="0.89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H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4" style:family="table">
      <style:table-properties style:width="17cm" table:align="margins" style:shadow="none"/>
    </style:style>
    <style:style style:name="Tabella4.A" style:family="table-column">
      <style:table-column-properties style:column-width="4.249cm" style:rel-column-width="2409*"/>
    </style:style>
    <style:style style:name="Tabella4.B" style:family="table-column">
      <style:table-column-properties style:column-width="6.747cm" style:rel-column-width="3825*"/>
    </style:style>
    <style:style style:name="Tabella4.C" style:family="table-column">
      <style:table-column-properties style:column-width="1.753cm" style:rel-column-width="994*"/>
    </style:style>
    <style:style style:name="Tabella4.D" style:family="table-column">
      <style:table-column-properties style:column-width="4.251cm" style:rel-column-width="2410*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C1" style:family="table-cell">
      <style:table-cell-properties fo:padding="0.097cm" fo:border="none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12a714" style:font-size-asian="7pt" style:font-weight-asian="normal" style:font-size-complex="7pt" style:font-weight-complex="normal"/>
    </style:style>
    <style:style style:name="P2" style:family="paragraph" style:parent-style-name="Table_20_Contents">
      <style:text-properties style:font-name="Ubuntu Light" fo:font-size="4pt" officeooo:rsid="00134aea" officeooo:paragraph-rsid="001848de" style:font-size-asian="4pt" style:font-size-complex="4pt"/>
    </style:style>
    <style:style style:name="P3" style:family="paragraph" style:parent-style-name="Table_20_Contents">
      <style:text-properties style:font-name="Ubuntu Light" fo:font-size="4pt" officeooo:paragraph-rsid="001848de" style:font-size-asian="4pt" style:font-size-complex="4pt"/>
    </style:style>
    <style:style style:name="P4" style:family="paragraph" style:parent-style-name="Table_20_Contents">
      <style:text-properties style:font-name="Ubuntu Light" fo:font-size="4pt" officeooo:rsid="001b98b2" officeooo:paragraph-rsid="001b98b2" style:font-size-asian="4pt" style:font-size-complex="4pt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4pt" officeooo:rsid="001b98b2" officeooo:paragraph-rsid="001b98b2" style:font-size-asian="4pt" style:font-size-complex="4pt"/>
    </style:style>
    <style:style style:name="P6" style:family="paragraph" style:parent-style-name="Table_20_Contents">
      <style:text-properties style:font-name="Ubuntu Light" fo:font-size="4pt" officeooo:rsid="001fb0e8" officeooo:paragraph-rsid="001f9472" style:font-size-asian="4pt" style:font-size-complex="4pt"/>
    </style:style>
    <style:style style:name="P7" style:family="paragraph" style:parent-style-name="Table_20_Contents">
      <style:text-properties style:font-name="Ubuntu Light" fo:font-size="4pt" officeooo:rsid="001e9970" officeooo:paragraph-rsid="001f9472" style:font-size-asian="3.5pt" style:font-size-complex="4pt"/>
    </style:style>
    <style:style style:name="P8" style:family="paragraph" style:parent-style-name="Table_20_Contents">
      <style:text-properties style:font-name="Ubuntu Light" fo:font-size="7pt" officeooo:paragraph-rsid="001848de" style:font-size-asian="6.09999990463257pt" style:font-size-complex="7pt"/>
    </style:style>
    <style:style style:name="P9" style:family="paragraph" style:parent-style-name="Table_20_Contents">
      <style:text-properties style:font-name="Ubuntu Light" fo:font-size="7pt" style:font-size-asian="7pt" style:font-size-complex="7pt"/>
    </style:style>
    <style:style style:name="P10" style:family="paragraph" style:parent-style-name="Table_20_Contents">
      <style:text-properties style:font-name="Ubuntu Light" fo:font-size="8pt" officeooo:rsid="001fb0e8" officeooo:paragraph-rsid="001f9472" style:font-size-asian="7pt" style:font-size-complex="8pt"/>
    </style:style>
    <style:style style:name="P11" style:family="paragraph" style:parent-style-name="Table_20_Contents">
      <style:text-properties style:font-name="Ubuntu Light" fo:font-size="8pt" officeooo:paragraph-rsid="001f9472" style:font-size-asian="7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text-properties style:font-name="Ubuntu Light" fo:font-size="7pt" officeooo:rsid="00134aea" officeooo:paragraph-rsid="001848de" style:font-size-asian="7pt" style:font-size-complex="7pt"/>
    </style:style>
    <style:style style:name="P14" style:family="paragraph" style:parent-style-name="Standard">
      <style:text-properties style:font-name="Ubuntu Light" fo:font-size="7pt" officeooo:rsid="00134aea" officeooo:paragraph-rsid="001f9472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style:font-name="Ubuntu Light" fo:font-size="7pt" fo:font-weight="bold" officeooo:rsid="001bcd5b" officeooo:paragraph-rsid="001bcd5b" style:font-size-asian="7pt" style:font-weight-asian="bold" style:font-size-complex="7pt" style:font-weight-complex="bold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f94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Table_20_Contents">
      <style:text-properties style:font-name="Ubuntu Light" fo:font-size="8pt" officeooo:rsid="00213038" officeooo:paragraph-rsid="00213038" style:font-size-asian="7pt" style:font-size-complex="8pt"/>
    </style:style>
    <style:style style:name="P21" style:family="paragraph" style:parent-style-name="Table_20_Contents">
      <style:text-properties style:font-name="Ubuntu Light" fo:font-size="8pt" officeooo:rsid="001fb0e8" officeooo:paragraph-rsid="001f9472" style:font-size-asian="7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4pt" officeooo:rsid="00134aea" officeooo:paragraph-rsid="001bcd5b" style:font-size-asian="4pt" style:font-size-complex="4pt"/>
    </style:style>
    <style:style style:name="P23" style:family="paragraph" style:parent-style-name="Table_20_Contents">
      <style:text-properties style:use-window-font-color="true" style:font-name="Ubuntu Light" fo:font-size="9pt" fo:font-style="normal" style:text-underline-style="none" fo:font-weight="normal" officeooo:rsid="007771e8" officeooo:paragraph-rsid="001f94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Table_20_Contents">
      <style:text-properties style:font-name="Ubuntu Light" fo:font-size="4pt" officeooo:rsid="0014d32e" officeooo:paragraph-rsid="001848de" style:font-size-asian="3.5pt" style:font-size-complex="4pt"/>
    </style:style>
    <style:style style:name="P25" style:family="paragraph" style:parent-style-name="Table_20_Contents">
      <style:text-properties style:font-name="Ubuntu Light" fo:font-size="4pt" officeooo:rsid="001bcd5b" officeooo:paragraph-rsid="001bcd5b" style:font-size-asian="3.5pt" style:font-size-complex="4pt"/>
    </style:style>
    <style:style style:name="P26" style:family="paragraph" style:parent-style-name="Table_20_Contents">
      <style:text-properties style:font-name="Ubuntu Light" fo:font-size="7pt" officeooo:paragraph-rsid="001848de" style:font-size-asian="7pt" style:font-size-complex="7pt"/>
    </style:style>
    <style:style style:name="P2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22db13" style:font-size-asian="7pt" style:font-weight-asian="normal" style:font-size-complex="7pt" style:font-weight-complex="normal"/>
    </style:style>
    <style:style style:name="P2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size="7pt" fo:font-weight="bold" officeooo:rsid="00134aea" officeooo:paragraph-rsid="0022db13" style:font-size-asian="7pt" style:font-weight-asian="bold" style:font-size-complex="7pt" style:font-weight-complex="bold"/>
    </style:style>
    <style:style style:name="P2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3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3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P3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P3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1bcd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1" fo:font-size="8pt" officeooo:paragraph-rsid="001bcd5b" style:font-size-asian="8pt" style:font-size-complex="8pt"/>
    </style:style>
    <style:style style:name="P4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327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text-properties officeooo:paragraph-rsid="0022db13"/>
    </style:style>
    <style:style style:name="P43" style:family="paragraph" style:parent-style-name="Standard">
      <style:text-properties style:font-name="Ubuntu Light" fo:font-size="7pt" officeooo:rsid="00134aea" officeooo:paragraph-rsid="001f9472" style:font-size-asian="7pt" style:font-size-complex="7pt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327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paragraph-rsid="0023270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e9970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2553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.101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232708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1d62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solid" style:text-underline-width="auto" style:text-underline-color="font-color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style:font-name="Ubuntu Light1" fo:font-style="normal" style:text-underline-style="none" officeooo:rsid="0012a714" style:font-name-asian="SimSun" style:font-style-asian="normal" style:font-name-complex="Tahoma" style:font-style-complex="normal"/>
    </style:style>
    <style:style style:name="T5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9" style:family="text">
      <style:text-properties fo:color="#000000" style:text-underline-style="none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Ubuntu Light1" fo:font-size="9pt" style:font-size-asian="9pt" style:font-size-complex="9pt"/>
    </style:style>
    <style:style style:name="T14" style:family="text">
      <style:text-properties style:font-name="Ubuntu Light1" fo:font-size="9pt" officeooo:rsid="006dbc43" style:font-size-asian="9pt" style:font-size-complex="9pt"/>
    </style:style>
    <style:style style:name="T15" style:family="text">
      <style:text-properties style:font-name="Ubuntu Light1" fo:font-size="4pt" style:font-size-asian="4pt" style:font-size-complex="4pt"/>
    </style:style>
    <style:style style:name="T16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zione1">
        <text:section text:style-name="Sect2" text:name="Sezione2">
          <text:p text:style-name="P28">Pag. <text:page-number text:select-page="current">1</text:page-number> di <text:page-count>1</text:page-count></text:p>
          <text:p text:style-name="P15">ORDINE FORNITORE</text:p>
          <text:p text:style-name="P15"/>
          <text:section text:style-name="Sect1" text:name="Sezione3">
            <table:table table:name="Tabella1" table:style-name="Tabella1">
              <table:table-column table:style-name="Tabella1.A" table:number-columns-repeated="2"/>
              <table:table-row table:style-name="Tabella1.1">
                <table:table-cell table:style-name="Tabella1.A1" office:value-type="string">
                  <text:p text:style-name="P2">ORDINE NR. <text:s text:c="43"/></text:p>
                  <text:p text:style-name="P39"><text:span text:style-name="T6"><text:placeholder text:placeholder-type="text">&lt;o.name&gt;</text:placeholder></text:span><text:span text:style-name="T6"> <text:s text:c="11"/></text:span></text:p>
                </table:table-cell>
                <table:table-cell table:style-name="Tabella1.B1" office:value-type="string">
                  <text:p text:style-name="P22">DEL</text:p>
                  <text:p text:style-name="P38"><text:placeholder text:placeholder-type="text">&lt;formatLang(o.date_order, date=True) if o.date_order else ""&gt;</text:placeholder></text:p>
                </table:table-cell>
              </table:table-row>
              <table:table-row>
                <table:table-cell table:style-name="Tabella1.A2" table:number-columns-spanned="2" office:value-type="string">
                  <text:p text:style-name="P2">CONSEGNA RICHIESTA</text:p>
                  <text:p text:style-name="P3"/>
                  <text:p text:style-name="P8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">CONSEGNA PREVISTA</text:p>
                  <text:p text:style-name="P3"/>
                  <text:p text:style-name="P8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">NOTE:</text:p>
                  <text:p text:style-name="P3"/>
                  <text:p text:style-name="P8"/>
                </table:table-cell>
                <table:covered-table-cell/>
              </table:table-row>
            </table:table>
            <text:p text:style-name="P13"/>
            <text:p text:style-name="P13"/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24">SPETT.LE</text:p>
                  <text:p text:style-name="P50"><text:span text:style-name="T11"><text:placeholder text:placeholder-type="text">&lt;o.partner_id.name&gt;</text:placeholder></text:span></text:p>
                  <text:p text:style-name="P53"><text:placeholder text:placeholder-type="text">&lt;o.partner_id.street or ''&gt;</text:placeholder> <text:s/><text:placeholder text:placeholder-type="text">&lt;o.partner_id.city or ''&gt;</text:placeholder> <text:placeholder text:placeholder-type="text">&lt;o.partner_id.country_id.name or ''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25">DESTINATARIO</text:p>
                  <text:p text:style-name="P51"><text:placeholder text:placeholder-type="text">&lt;o.destination_partner_id.name if o.destination_partner_id else ''&gt;</text:placeholder></text:p>
                  <text:p text:style-name="P53"><text:placeholder text:placeholder-type="text">&lt;(o.destination_partner_id.street or '')  if o.destination_partner_id else ''&gt;</text:placeholder></text:p>
                  <text:p text:style-name="P52"><text:span text:style-name="T9"><text:placeholder text:placeholder-type="text">&lt;o.destination_partner_id.zip if o.destination_partner_id else ''&gt;</text:placeholder></text:span><text:span text:style-name="T9"> </text:span><text:span text:style-name="T9"><text:placeholder text:placeholder-type="text">&lt;(o.destination_partner_id.city or '')  if o.destination_partner_id else ''&gt;</text:placeholder></text:span><text:span text:style-name="T9"> </text:span><text:span text:style-name="T9"><text:placeholder text:placeholder-type="text">&lt;(o.destination_partner_id.country_id.name or '')  if o.destination_partner_id else ''&gt;</text:placeholder></text:span></text:p>
                  <text:p text:style-name="P26"/>
                </table:table-cell>
              </table:table-row>
            </table:table>
            <text:p text:style-name="P13"/>
            <text:p text:style-name="P13"/>
          </text:section>
          <table:table table:name="Tabella3" table:style-name="Tabella3">
            <table:table-column table:style-name="Tabella3.A"/>
            <table:table-column table:style-name="Tabella3.B"/>
            <table:table-column table:style-name="Tabella3.C"/>
            <table:table-column table:style-name="Tabella3.D"/>
            <table:table-column table:style-name="Tabella3.A"/>
            <table:table-column table:style-name="Tabella3.F"/>
            <table:table-column table:style-name="Tabella3.G"/>
            <table:table-column table:style-name="Tabella3.H"/>
            <table:table-row>
              <table:table-cell table:style-name="Tabella3.A1" office:value-type="string">
                <text:p text:style-name="P5">ARTICOLO / ARTICLE</text:p>
              </table:table-cell>
              <table:table-cell table:style-name="Tabella3.A1" office:value-type="string">
                <text:p text:style-name="P4">DESCRIZIONE / DESCRIPTION <text:s text:c="32"/>COLORE / COLOR</text:p>
              </table:table-cell>
              <table:table-cell table:style-name="Tabella3.A1" office:value-type="string">
                <text:p text:style-name="P5">U.M.</text:p>
              </table:table-cell>
              <table:table-cell table:style-name="Tabella3.A1" office:value-type="string">
                <text:p text:style-name="P5">Q.TA' / <text:s/>Q.TY</text:p>
              </table:table-cell>
              <table:table-cell table:style-name="Tabella3.A1" office:value-type="string">
                <text:p text:style-name="P5">PREZZO / PRICE</text:p>
              </table:table-cell>
              <table:table-cell table:style-name="Tabella3.A1" office:value-type="string">
                <text:p text:style-name="P5">SCONTI <text:s/></text:p>
                <text:p text:style-name="P5">DISCOUNTS</text:p>
              </table:table-cell>
              <table:table-cell table:style-name="Tabella3.A1" office:value-type="string">
                <text:p text:style-name="P5">IMPORTO</text:p>
              </table:table-cell>
              <table:table-cell table:style-name="Tabella3.H1" office:value-type="string">
                <text:p text:style-name="P5">ALIQ.</text:p>
              </table:table-cell>
            </table:table-row>
            <table:table-row>
              <table:table-cell table:style-name="Tabella3.A2" table:number-columns-spanned="8" office:value-type="string">
                <text:p text:style-name="P41"><text:text-input text:description="for each=&quot;l in o.order_line&quot;">start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ella3.A3" office:value-type="string">
                <text:p text:style-name="P46"><text:placeholder text:placeholder-type="text">&lt;l.product_id.default_code or ''&gt;</text:placeholder></text:p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</table:table-cell>
              <table:table-cell table:style-name="Tabella3.A3" office:value-type="string">
                <text:p text:style-name="P49"><text:placeholder text:placeholder-type="text">&lt;l.product_id.name or ''&gt;</text:placeholder></text:p>
              </table:table-cell>
              <table:table-cell table:style-name="Tabella3.A3" office:value-type="string">
                <text:p text:style-name="P44"><text:placeholder text:placeholder-type="text">&lt;l.product_uom.name&gt;</text:placeholder></text:p>
              </table:table-cell>
              <table:table-cell table:style-name="Tabella3.A3" office:value-type="string">
                <text:p text:style-name="P17"><text:placeholder text:placeholder-type="text">&lt;l.product_qty&gt;</text:placeholder></text:p>
              </table:table-cell>
              <table:table-cell table:style-name="Tabella3.A3" office:value-type="string">
                <text:p text:style-name="P16"><text:placeholder text:placeholder-type="text">&lt;formatLang(l.price_unit, digits=get_digits(dp='Account'))&gt;</text:placeholder></text:p>
              </table:table-cell>
              <table:table-cell table:style-name="Tabella3.A3" office:value-type="string">
                <text:p text:style-name="P18"/>
              </table:table-cell>
              <table:table-cell table:style-name="Tabella3.A3" office:value-type="string">
                <text:p text:style-name="P18"><text:placeholder text:placeholder-type="text">&lt;l.price_subtotal&gt;</text:placeholder></text:p>
              </table:table-cell>
              <table:table-cell table:style-name="Tabella3.A2" office:value-type="string">
                <text:p text:style-name="P18"><text:placeholder text:placeholder-type="text">&lt;l.taxes_id&gt;</text:placeholder></text:p>
              </table:table-cell>
            </table:table-row>
            <table:table-row>
              <table:table-cell table:style-name="Tabella3.A2" table:number-columns-spanned="8" office:value-type="string">
                <text:p text:style-name="P45"><text:text-input text:description="&lt;/for&gt;">end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13"/>
          <text:p text:style-name="P13"/>
          <text:p text:style-name="P13"/>
          <text:p text:style-name="P14"/>
          <text:p text:style-name="P14"/>
          <table:table table:name="Tabella4" table:style-name="Tabella4">
            <table:table-column table:style-name="Tabella4.A"/>
            <table:table-column table:style-name="Tabella4.B"/>
            <table:table-column table:style-name="Tabella4.C"/>
            <table:table-column table:style-name="Tabella4.D"/>
            <table:table-row table:style-name="Tabella4.1">
              <table:table-cell table:style-name="Tabella4.A1" office:value-type="string">
                <text:p text:style-name="P7">SPEDIZIONE A MEZZO</text:p>
                <text:p text:style-name="P11"/>
              </table:table-cell>
              <table:table-cell table:style-name="Tabella4.B1" office:value-type="string">
                <text:p text:style-name="P7">PAGAMENTO</text:p>
                <text:p text:style-name="P47"><text:placeholder text:placeholder-type="text">&lt;o.payment_term_id.name&gt;</text:placeholder></text:p>
              </table:table-cell>
              <table:table-cell table:style-name="Tabella4.C1" office:value-type="string">
                <text:p text:style-name="P20"/>
              </table:table-cell>
              <table:table-cell table:style-name="Tabella4.C1" office:value-type="string">
                <text:p text:style-name="P23"/>
              </table:table-cell>
            </table:table-row>
            <table:table-row>
              <table:table-cell table:style-name="Tabella4.A2" office:value-type="string">
                <text:p text:style-name="P6">PORTO</text:p>
                <text:p text:style-name="P11"/>
              </table:table-cell>
              <table:table-cell table:style-name="Tabella4.B2" office:value-type="string">
                <text:p text:style-name="P6">APPOGGIO BANCARIO</text:p>
                <text:p text:style-name="P10"/>
              </table:table-cell>
              <table:table-cell table:style-name="Tabella4.C1" office:value-type="string">
                <text:p text:style-name="P10"/>
              </table:table-cell>
              <table:table-cell table:style-name="Tabella4.B1" office:value-type="string">
                <text:p text:style-name="P6">TOTALE</text:p>
                <text:p text:style-name="P48"><text:placeholder text:placeholder-type="text">&lt;o.currency_id.name or ''&gt;</text:placeholder> <text:span text:style-name="T16"><text:placeholder text:placeholder-type="text">&lt;formatLang(o.amount_total, digits=get_digits(dp='Account'))&gt;</text:placeholder></text:span></text:p>
              </table:table-cell>
            </table:table-row>
          </table:table>
          <text:p text:style-name="P1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992cm" fo:margin-left="-1cm" table:align="left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205cm"/>
    </style:style>
    <style:style style:name="Tabella5.C" style:family="table-column">
      <style:table-column-properties style:column-width="6.803cm"/>
    </style:style>
    <style:style style:name="Tabella5.D" style:family="table-column">
      <style:table-column-properties style:column-width="3.988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22db13" style:font-size-asian="7pt" style:font-weight-asian="normal" style:font-size-complex="7pt" style:font-weight-complex="normal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P6" style:family="paragraph" style:parent-style-name="Standard">
      <style:text-properties officeooo:paragraph-rsid="0022db13"/>
    </style:style>
    <style:style style:name="M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font-name="Ubuntu Light1" fo:font-size="4pt" style:font-size-asian="4pt" style:font-size-complex="4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style:font-name="Ubuntu Light1"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6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</text:p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2"><draw:frame draw:style-name="Mfr1" draw:name="image:asimage(company.logo,'logo1')" text:anchor-type="paragraph" svg:x="0.011cm" svg:y="-0.011cm" style:rel-width="scale" svg:height="3.006cm" style:rel-height="65%" draw:z-index="0"><draw:text-box fo:min-width="2.903cm"><text:p text:style-name="MP3"/></draw:text-box></draw:frame></text:p>
            </table:table-cell>
            <table:table-cell table:style-name="Tabella5.B1" table:number-columns-spanned="3" office:value-type="string">
              <text:p text:style-name="MP4"><text:placeholder text:placeholder-type="text">&lt;company.header3&gt;</text:placeholder></text:p>
              <text:p text:style-name="MP5"><text:span text:style-name="MT2"><text:placeholder text:placeholder-type="text">&lt;setLang(o.partner_id.lang or 'it_IT')&gt;</text:placeholder></text:span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7"/>
              <text:p text:style-name="MP7"/>
              <text:p text:style-name="MP7"/>
              <text:p text:style-name="MP8"/>
              <text:p text:style-name="MP8"/>
              <text:p text:style-name="MP9"/>
            </table:table-cell>
            <table:table-cell table:style-name="Tabella5.B1" office:value-type="string">
              <text:p text:style-name="MP10"><text:span text:style-name="MT3"><text:placeholder text:placeholder-type="text">&lt;company.street&gt;</text:placeholder></text:span><text:span text:style-name="MT3"> - </text:span><text:span text:style-name="MT4"><text:placeholder text:placeholder-type="text">&lt;company.zip&gt;</text:placeholder></text:span><text:span text:style-name="MT4"> -</text:span><text:span text:style-name="MT5"> </text:span><text:span text:style-name="MT4"><text:placeholder text:placeholder-type="text">&lt;company.city&gt;</text:placeholder></text:span><text:span text:style-name="MT4"> - </text:span><text:span text:style-name="MT3">(</text:span><text:span text:style-name="MT4"><text:placeholder text:placeholder-type="text">&lt;company.state_id.code&gt;</text:placeholder></text:span><text:span text:style-name="MT3">)</text:span></text:p>
              <text:p text:style-name="MP11"><text:span text:style-name="MT4">Tel. </text:span><text:span text:style-name="MT4"><text:placeholder text:placeholder-type="text">&lt;company.phone or ''&gt;</text:placeholder></text:span></text:p>
              <text:p text:style-name="MP10"><text:span text:style-name="MT3">Fax </text:span><text:span text:style-name="MT3"><text:placeholder text:placeholder-type="text">&lt;company.fax or ''&gt;</text:placeholder></text:span></text:p>
              <text:p text:style-name="MP12"><text:span text:style-name="MT6">E-MAIL: </text:span><text:span text:style-name="MT6"><text:placeholder text:placeholder-type="text">&lt;company.email or ''&gt;</text:placeholder></text:span></text:p>
              <text:p text:style-name="MP12"><text:span text:style-name="MT6">WEB SITE: </text:span><text:span text:style-name="MT6"><text:placeholder text:placeholder-type="text">&lt;company.website or ''&gt;</text:placeholder></text:span></text:p>
              <text:p text:style-name="MP12"><text:span text:style-name="MT6">C.F. - P. IVA <text:s text:c="2"/></text:span><text:span text:style-name="MT6"><text:placeholder text:placeholder-type="text">&lt;company.vat or ''&gt;</text:placeholder></text:span></text:p>
            </table:table-cell>
            <table:table-cell table:style-name="Tabella5.B1" office:value-type="string">
              <text:p text:style-name="MP13"/>
              <text:p text:style-name="MP12"><text:span text:style-name="MT6"/></text:p>
            </table:table-cell>
          </table:table-row>
        </table:table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1:46:11.884097931</meta:creation-date>
    <dc:date>2015-12-28T11:02:31.565675299</dc:date>
    <meta:editing-duration>PT1H40M24S</meta:editing-duration>
    <meta:editing-cycles>15</meta:editing-cycles>
    <meta:generator>LibreOffice/4.2.8.2$Linux_X86_64 LibreOffice_project/420m0$Build-2</meta:generator>
    <meta:document-statistic meta:table-count="5" meta:image-count="0" meta:object-count="0" meta:page-count="1" meta:paragraph-count="50" meta:word-count="149" meta:character-count="1501" meta:non-whitespace-character-count="1307"/>
  </office:meta>
</office:document-meta>
</file>